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Retry, sorry for the inconvenience. Thanks.</text:p>
          </table:table-cell>
          <table:table-cell table:style-name="ce4" office:value-type="string" calcext:value-type="string">
            <text:p>Reintente, 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/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year-old drivers will have to pay an additional charge when they go to collect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Terms and Conditions</text:p>
          </table:table-cell>
          <table:table-cell table:style-name="ce4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ing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-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shift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 switch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Supplement out of delivery</text:p>
          </table:table-cell>
          <table:table-cell table:style-name="ce1" office:value-type="string" calcext:value-type="string">
            <text:p>Suplemento fuera de entr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supplement outside the day</text:p>
          </table:table-cell>
          <table:table-cell table:style-name="ce1" office:value-type="string" calcext:value-type="string">
            <text:p>Sin suplemento fuera de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to deliver the vehicle outside the designat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to deliver the vehicle on the appoint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Supplement after hours</text:p>
          </table:table-cell>
          <table:table-cell table:style-name="ce4" office:value-type="string" calcext:value-type="string">
            <text:p>Suplemento fuera d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to deliver the vehicle outside the appointed time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will not pay to deliver the vehicle after hours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Fe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:</text:p>
          </table:table-cell>
          <table:table-cell table:style-name="ce1" office:value-type="string" calcext:value-type="string">
            <text:p>Conductor Plus Mot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Driver Plus Car Supplement:</text:p>
          </table:table-cell>
          <table:table-cell table:style-name="ce1" office:value-type="string" calcext:value-type="string">
            <text:p>Suplemento 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Driver Plus Motorcycle Supplement:</text:p>
          </table:table-cell>
          <table:table-cell table:style-name="ce1" office:value-type="string" calcext:value-type="string">
            <text:p>Suplemento Conductor Plus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bikes</text:p>
          </table:table-cell>
          <table:table-cell office:value-type="string" calcext:value-type="string">
            <text:p>Motos gr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.</text:p>
          </table:table-cell>
          <table:table-cell table:style-name="ce1" office:value-type="string" calcext:value-type="string">
            <text:p>año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table:number-columns-repeated="2"/>
        </table:table-row>
        <table:table-row table:style-name="ro1" table:number-rows-repeated="10484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5:31:47.2109895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5T19:03:25.718658648</dc:date>
    <meta:editing-duration>P1DT6H24S</meta:editing-duration>
    <meta:editing-cycles>39</meta:editing-cycles>
    <meta:generator>LibreOffice/7.1.2.2$Linux_X86_64 LibreOffice_project/10$Build-2</meta:generator>
    <meta:document-statistic meta:table-count="1" meta:cell-count="399" meta:object-count="0"/>
  </office:meta>
</office:document-meta>
</file>